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XPath10ExpressionBPEL20.OXPath10ExpressionBPEL20( OProcess owner , QName qname_getVariableData , QName qname_getVariableProperty , QName qname_getLinkStatus , QName qname_doXslTransform , boolean isJoin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XPath10ExpressionBPEL20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